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r Siu</text:p>
      <text:p text:style-name="Standard"/>
      <text:p text:style-name="Standard">1 lbs pork butt (make little holes in the meat using a fork to let marinade go inside)</text:p>
      <text:p text:style-name="Standard"/>
      <text:p text:style-name="P2">Marinade:</text:p>
      <text:p text:style-name="Standard">2 pieces fermented red bean curd (this is to give it the red color. Can substitute with red food coloring)</text:p>
      <text:p text:style-name="Standard">1 tbsp oyster sauce</text:p>
      <text:p text:style-name="Standard">1 tbsp soy sauce</text:p>
      <text:p text:style-name="Standard">1 tbsp dark soy sauce (I used a salty one, but I think it's supposed to be a sweet dark soy sauce)</text:p>
      <text:p text:style-name="Standard">1 tbsp Shaoxing wine</text:p>
      <text:p text:style-name="Standard">2 tbsp honey</text:p>
      <text:p text:style-name="Standard">4 tbsp sugar</text:p>
      <text:p text:style-name="Standard">pinch of 5-spice powder</text:p>
      <text:p text:style-name="Standard">pinch of white pepper</text:p>
      <text:p text:style-name="Standard">1 clove minced garlic</text:p>
      <text:p text:style-name="Standard"/>
      <text:p text:style-name="Standard">&gt; Marinate pork for 1-2 days</text:p>
      <text:p text:style-name="Standard"/>
      <text:p text:style-name="Standard">&gt; Keep the marinade in a bowl and take out the meat.</text:p>
      <text:p text:style-name="Standard"/>
      <text:p text:style-name="Standard">&gt; Bake meat in oven at 400°F for 20 minutes.</text:p>
      <text:p text:style-name="Standard">&gt; While meat is baking, cook the leftover marinade to kill off bacteria from the raw meat.</text:p>
      <text:p text:style-name="Standard">&gt; Coat the meat with the marinade and flip over. Bake for another 20 minutes.</text:p>
      <text:p text:style-name="Standard">&gt; Coat with a honey-water mix (half honey, half water). Let sit in open oven until cool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03T21:27:25.80</meta:creation-date>
    <dc:date>2020-05-03T21:36:50.24</dc:date>
    <meta:editing-duration>PT9M23S</meta:editing-duration>
    <meta:editing-cycles>3</meta:editing-cycles>
    <meta:generator>OpenOffice/4.1.4$Win32 OpenOffice.org_project/414m5$Build-9788</meta:generator>
    <meta:document-statistic meta:table-count="0" meta:image-count="0" meta:object-count="0" meta:page-count="1" meta:paragraph-count="19" meta:word-count="170" meta:character-count="832"/>
  </office:meta>
</office:document-meta>
</file>